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 PL UMing HK" svg:font-family="AR PL UMing H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font-weight="bold" style:font-weight-asian="bold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8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fo:color="#FF0000"/>
    </style:style>
    <style:style style:name="T10" style:parent-style-name="Absatz-Standardschriftart" style:family="text">
      <style:text-properties fo:color="#C0504D"/>
    </style:style>
    <style:style style:name="T11" style:parent-style-name="SchwacherVerweis" style:family="text">
      <style:text-properties style:text-underline-type="none"/>
    </style:style>
    <style:style style:name="T12" style:parent-style-name="Absatz-Standardschriftart" style:family="text">
      <style:text-properties fo:color="#C0504D"/>
    </style:style>
    <style:style style:name="T13" style:parent-style-name="Absatz-Standardschriftart" style:family="text">
      <style:text-properties fo:color="#C0504D"/>
    </style:style>
    <style:style style:name="T14" style:parent-style-name="Absatz-Standardschriftart" style:family="text">
      <style:text-properties fo:color="#000000"/>
    </style:style>
    <style:style style:name="P15" style:parent-style-name="Standard" style:family="paragraph">
      <style:paragraph-properties fo:margin-left="0.4895in">
        <style:tab-stops/>
      </style:paragraph-properties>
    </style:style>
    <style:style style:name="T16" style:parent-style-name="SchwacherVerweis" style:family="text">
      <style:text-properties style:text-underline-type="none"/>
    </style:style>
    <style:style style:name="T17" style:parent-style-name="SchwacherVerweis" style:family="text">
      <style:text-properties style:text-underline-type="none"/>
    </style:style>
    <style:style style:name="T18" style:parent-style-name="Absatz-Standardschriftart" style:family="text">
      <style:text-properties fo:color="#C0504D"/>
    </style:style>
    <style:style style:name="T19" style:parent-style-name="Absatz-Standardschriftart" style:family="text">
      <style:text-properties fo:color="#C0504D"/>
    </style:style>
    <style:style style:name="T20" style:parent-style-name="SchwacherVerweis" style:family="text">
      <style:text-properties style:text-underline-type="none"/>
    </style:style>
    <style:style style:name="T21" style:parent-style-name="Absatz-Standardschriftart" style:family="text">
      <style:text-properties fo:color="#C0504D"/>
    </style:style>
    <style:style style:name="T22" style:parent-style-name="Absatz-Standardschriftart" style:family="text">
      <style:text-properties fo:color="#C0504D"/>
    </style:style>
    <style:style style:name="T23" style:parent-style-name="Absatz-Standardschriftart" style:family="text">
      <style:text-properties fo:color="#C0504D"/>
    </style:style>
    <style:style style:name="T24" style:parent-style-name="Absatz-Standardschriftart" style:family="text">
      <style:text-properties fo:color="#C0504D"/>
    </style:style>
    <style:style style:name="T25" style:parent-style-name="Absatz-Standardschriftart" style:family="text">
      <style:text-properties fo:color="#C0504D"/>
    </style:style>
    <style:style style:name="T26" style:parent-style-name="Absatz-Standardschriftart" style:family="text">
      <style:text-properties fo:color="#C0504D"/>
    </style:style>
    <style:style style:name="T27" style:parent-style-name="Absatz-Standardschriftart" style:family="text">
      <style:text-properties fo:color="#C0504D"/>
    </style:style>
    <style:style style:name="T28" style:parent-style-name="Absatz-Standardschriftart" style:family="text">
      <style:text-properties fo:color="#C0504D"/>
    </style:style>
    <style:style style:name="T29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30" style:parent-style-name="Absatz-Standardschriftar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Relationen Nachhilfe</text:span></text:p>
      <text:p text:style-name="Standard"/>
      <text:p text:style-name="Standard">Schueler (<text:span text:style-name="T3">SNr</text:span>, Vorname, Name, Ortsteil, Mail, <text:s/>Klasse, eltOK[bool])</text:p>
      <text:p text:style-name="Standard">Fach (<text:span text:style-name="T4">FNr</text:span>, FName, Stufe)</text:p>
      <text:p text:style-name="Standard">Ort (<text:span text:style-name="T5">RNr</text:span>, RName)</text:p>
      <text:p text:style-name="Standard">Slot (<text:span text:style-name="T6">SlotNr</text:span>, Tag, Stunde, KW, Schuljahr)</text:p>
      <text:p text:style-name="Standard">Typ (<text:span text:style-name="T7">TypName<text:s/></text:span>[Einzel-, Gruppe-, Schnupper-, ...], Preis)</text:p>
      <text:p text:style-name="Standard">istTutor (<text:span text:style-name="SchwacherVerweis">SNr, FNr</text:span>)</text:p>
      <text:p text:style-name="Standard"><text:tab/>SNR<text:tab/><text:tab/>References<text:tab/>Schueler.SNr<text:line-break/><text:tab/>FNR<text:tab/><text:tab/>References<text:tab/>Fach.FNr<text:s/></text:p>
      <text:p text:style-name="Standard">verfuegbar (<text:span text:style-name="SchwacherVerweis">SNr, SlotNr</text:span>)</text:p>
      <text:p text:style-name="Standard"><text:tab/>SNR<text:s/><text:tab/><text:tab/>References<text:s/><text:tab/>Schueler.SNr<text:line-break/><text:tab/>SLOTNR<text:tab/><text:tab/>References<text:tab/>Slot.SlotNr</text:p>
      <text:p text:style-name="Standard">Stunde (<text:span text:style-name="T8">StdNr</text:span><text:span text:style-name="T9"><text:s/></text:span><text:span text:style-name="T10">t1</text:span><text:span text:style-name="T11">Nr, Slot1Nr</text:span><text:span text:style-name="T12">], S1Nr, F1</text:span><text:span text:style-name="T13">Nr, R1Nr, Typ1Name,<text:s/></text:span><text:span text:style-name="T14">Status, Bewertung</text:span>)</text:p>
      <text:p text:style-name="P15"><text:span text:style-name="T16">T1Nr</text:span><text:span text:style-name="T17"><text:tab/></text:span><text:span text:style-name="T18"><text:s/></text:span><text:span text:style-name="T19"><text:tab/></text:span>References<text:tab/>verfuegbar.SNR<text:s/><text:line-break/><text:span text:style-name="T20">Slot1Nr</text:span><text:span text:style-name="T21">]<text:s/></text:span><text:span text:style-name="T22"><text:tab/></text:span>References<text:tab/>verfuegbar.SLOTNR<text:line-break/><text:span text:style-name="T23">S1Nr<text:s/></text:span><text:span text:style-name="T24"><text:tab/></text:span><text:span text:style-name="T25"><text:tab/></text:span>References<text:tab/>Schueler.SNr<text:line-break/><text:span text:style-name="T26">F1Nr</text:span><text:tab/><text:tab/>References<text:tab/>Fach.FNr<text:line-break/><text:span text:style-name="T27">R1Nr</text:span><text:tab/><text:tab/>References<text:tab/>Ort.RNr<text:line-break/><text:span text:style-name="T28">Typ1Name</text:span><text:tab/>References<text:tab/>Typ.Typname</text:p>
      <text:p text:style-name="Standard"/>
      <text:p text:style-name="Standard"><text:span text:style-name="T29">Integrität</text:span>:<text:s/><text:tab/>Eintrag in istTutor-Tabelle nur von befugten Personen (Admin)</text:p>
      <text:p text:style-name="Standard"><text:span text:style-name="T30">Bonus</text:span>:<text:s/><text:tab/>Bewertung der Tutoren</text:p>
      <text:p text:style-name="Standard"><text:tab/><text:tab/>Rabattsyste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 PL UMing HK" svg:font-family="AR PL UMing H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AR PL UMing H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SchwacherVerweis" style:display-name="Schwacher Verweis" style:family="text" style:parent-style-name="Absatz-Standardschriftar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 Reppekus</meta:initial-creator>
    <dc:creator>Alex Reppekus</dc:creator>
    <meta:creation-date>2015-05-16T12:46:00Z</meta:creation-date>
    <dc:date>2015-05-16T12:46:00Z</dc:date>
    <meta:print-date>2015-05-16T12:34:00Z</meta:print-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7" meta:character-count="781" meta:row-count="5" meta:non-whitespace-character-count="675"/>
  </office:meta>
</office:document-meta>
</file>